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1" svg:font-family="'Times New Roman'"/>
    <style:font-face style:name="Verdana" svg:font-family="Verdana"/>
    <style:font-face style:name="Verdana1" svg:font-family="Verdana, Genev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WWNum1">
      <style:paragraph-properties fo:margin-left="0cm" fo:margin-right="0cm" fo:text-align="justify" style:justify-single-word="false" fo:text-indent="0cm" style:auto-text-indent="true" fo:break-before="page"/>
      <style:text-properties style:font-name="Arial" fo:font-size="12pt" fo:language="es" fo:country="MX" fo:font-style="normal"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margin-left="0cm" fo:margin-right="0cm" fo:text-align="justify" style:justify-single-word="false" fo:text-indent="0cm" style:auto-text-indent="true" fo:break-before="page"/>
      <style:text-properties style:font-name="Arial" fo:font-size="12pt" fo:language="es" fo:country="MX" fo:font-style="normal" fo:font-weight="normal" style:font-size-asian="12pt" style:font-style-asian="normal" style:font-weight-asian="normal" style:font-name-complex="Tahoma" style:font-size-complex="12pt" style:font-style-complex="normal" style:font-weight-complex="normal"/>
    </style:style>
    <style:style style:name="P3" style:family="paragraph" style:parent-style-name="Standard">
      <style:paragraph-properties fo:margin-left="0cm" fo:margin-right="0cm" fo:text-align="justify" style:justify-single-word="false" fo:text-indent="0cm" style:auto-text-indent="true"/>
      <style:text-properties style:font-name="Arial" fo:font-size="12pt" fo:language="es" fo:country="MX"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list-style-name="WWNum1">
      <style:paragraph-properties fo:margin-left="0cm" fo:margin-right="0cm" fo:text-align="justify" style:justify-single-word="false" fo:text-indent="0cm" style:auto-text-indent="true"/>
      <style:text-properties style:font-name="Arial" fo:font-size="12pt" fo:language="es" fo:country="MX"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margin-left="0cm" fo:margin-right="0cm" fo:text-align="justify" style:justify-single-word="false" fo:text-indent="0cm" style:auto-text-indent="true"/>
      <style:text-properties style:font-name="Arial" fo:font-size="12pt" fo:language="es" fo:country="MX" fo:font-style="normal" fo:font-weight="normal" style:font-size-asian="12pt" style:font-style-asian="normal" style:font-weight-asian="normal" style:font-name-complex="Tahoma" style:font-size-complex="12pt" style:font-style-complex="normal" style:font-weight-complex="normal"/>
    </style:style>
    <style:style style:name="P6" style:family="paragraph" style:parent-style-name="Standard" style:list-style-name="WWNum1">
      <style:paragraph-properties fo:margin-left="0cm" fo:margin-right="0cm" fo:text-align="justify" style:justify-single-word="false" fo:text-indent="0cm" style:auto-text-indent="true"/>
      <style:text-properties style:font-name="Arial" fo:font-size="12pt" fo:language="es" fo:country="MX" fo:font-style="normal" fo:font-weight="normal" style:font-size-asian="12pt" style:font-style-asian="normal" style:font-weight-asian="normal" style:font-name-complex="Tahoma" style:font-size-complex="12pt" style:font-style-complex="normal" style:font-weight-complex="normal"/>
    </style:style>
    <style:style style:name="P7" style:family="paragraph" style:parent-style-name="Standard">
      <style:paragraph-properties fo:margin-left="0cm" fo:margin-right="0cm" fo:text-align="end" style:justify-single-word="false" fo:text-indent="0cm" style:auto-text-indent="tru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margin-left="0cm" fo:margin-right="0cm" fo:text-align="justify" style:justify-single-word="false" fo:text-indent="0cm" style:auto-text-indent="tru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margin-left="0cm" fo:margin-right="0cm" fo:text-align="end" style:justify-single-word="false" fo:text-indent="0cm" style:auto-text-indent="true"/>
      <style:text-properties style:font-name="Arial" fo:font-size="12pt" fo:font-style="normal" fo:font-weight="normal" style:font-size-asian="12pt" style:font-size-complex="12pt"/>
    </style:style>
    <style:style style:name="T1" style:family="text">
      <style:text-properties style:font-name-complex="Tahoma"/>
    </style:style>
    <style:style style:name="T2" style:family="text">
      <style:text-properties fo:font-style="italic" style:font-style-asian="italic" style:font-name-complex="Tahoma"/>
    </style:style>
    <style:style style:name="T3" style:family="text">
      <style:text-properties fo:font-weight="bold" style:font-weight-asian="bold" style:font-name-complex="Tahoma"/>
    </style:style>
    <style:style style:name="T4" style:family="text">
      <style:text-properties fo:font-variant="normal" fo:text-transform="none" fo:color="#333333" style:font-name="Verdana" fo:font-size="7.5pt" fo:letter-spacing="normal" fo:font-style="normal" fo:font-weight="bold"/>
    </style:style>
    <style:style style:name="T5" style:family="text">
      <style:text-properties fo:font-variant="normal" fo:text-transform="none" fo:color="#333333" style:font-name="Verdana" fo:letter-spacing="normal" fo:font-style="normal" fo:font-weight="bold"/>
    </style:style>
    <style:style style:name="T6" style:family="text">
      <style:text-properties fo:font-variant="normal" fo:text-transform="none" fo:color="#333333" fo:letter-spacing="normal"/>
    </style:style>
    <style:style style:name="T7" style:family="text">
      <style:text-properties fo:font-variant="normal" fo:text-transform="none" fo:color="#333333" fo:letter-spacing="normal" fo:font-style="normal"/>
    </style:style>
    <style:style style:name="T8" style:family="text">
      <style:text-properties fo:font-variant="normal" fo:text-transform="none" fo:color="#333333" fo:letter-spacing="normal" fo:font-style="normal" fo:font-weight="bold"/>
    </style:style>
    <style:style style:name="T9" style:family="text">
      <style:text-properties fo:font-variant="normal" fo:text-transform="none" fo:color="#000000" style:font-name="Verdana1" fo:font-size="7.5pt" fo:letter-spacing="normal"/>
    </style:style>
    <style:style style:name="T10" style:family="text">
      <style:text-properties fo:font-variant="normal" fo:text-transform="none" fo:color="#000000" style:font-name="Verdana1" fo:letter-spacing="normal"/>
    </style:style>
    <style:style style:name="T11" style:family="text">
      <style:text-properties fo:font-variant="normal" fo:text-transform="none" fo:color="#000000" fo:letter-spacing="normal"/>
    </style:style>
    <style:style style:name="T12" style:family="text">
      <style:text-properties style:font-size-asian="12pt" style:font-size-complex="12pt"/>
    </style:style>
    <style:style style:name="T13" style:family="text">
      <style:text-properties style:font-size-asian="12pt" style:font-style-asian="normal" style:font-weight-asian="normal" style:font-size-complex="12pt" style:font-style-complex="normal" style:font-weight-complex="normal"/>
    </style:style>
    <style:style style:name="T14" style:family="text">
      <style:text-properties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lan Salvador Ivan Reyes Conde 131621</text:p>
      <text:p text:style-name="P7">Literatura Mexicana <text:span text:style-name="T6">LI26001</text:span></text:p>
      <text:p text:style-name="P9"><text:span text:style-name="T14">Prof. </text:span><text:span text:style-name="T11">VILLEGAS GUZMAN JESUS</text:span></text:p>
      <text:p text:style-name="P8"/>
      <text:p text:style-name="P8">¿Por qué significó una corriente de aire fresco en la literatura mexicana de los años 60 la aparición de una serie de textos que, a falta de un mejor nombre, se le llamó la “Novela de la Onda”? </text:p>
      <text:p text:style-name="P8"/>
      <text:p text:style-name="P8">Durante los cincuentas se publicó El llano en llamas, Pedro Páramo, Confabulario, El laberinto de la soledad y La región más transparente entre otras; si bien estas son celebres obras de la literatura mexicana también es cierto que están escritas para lectores más maduros. En contraste la literatura de La Onda era más abierta, incluso divertida, pero no menos comprometida con los temas que trataban.</text:p>
      <text:p text:style-name="P8"/>
      <text:p text:style-name="P8">La literatura de La Onda giraba al rededor de temas cotidianos en la vida de los escritores. Esto es probablemente lo que hace más fresco a este periodo literario. Se trataba de jóvenes escribiendo de su entorno para que otros jóvenes los leyeran. Usando el lenguaje casual de las calles de la ciudad de México los escritores de este periodo lograron un impacto en todos los niveles de su publico, lograron comunicar mensajes concretos y profundos cargados de temas políticos y de sátira social presentados hilarantemente. Esto último nos deja con una lectura más ligera pero que logra satisfacer las expectativas de los lectores.</text:p>
      <text:p text:style-name="P8"/>
      <text:p text:style-name="P8">Otra característica que hace diferente a la literatura de la onda es la inclusión del rock y la cultura popular de la época incluidas las drogas y, quizás por primera vez en la literatura de México, el sexo sin compromisos, por placer no por amor. Todo esto hace que los escritores de La Onda conecten de un modo más personal con sus lectores, logran crear personajes entrañables en textos relativamente cortos. Los onderos le dan a los lectores un universo paralelo al que viven, un universo al que no pueden escapar pero en el que pueden ver reflejadas sus propias historias.</text:p>
      <text:list xml:id="list2088160183" text:style-name="WWNum1">
        <text:list-header>
          <text:p text:style-name="P1"/>
          <text:p text:style-name="P4"/>
          <text:p text:style-name="P4">Explica los recursos por medio de los cuales Juan José Arreola actualiza los géneros didácticos como el de la fábula (por ejemplo en “Baby HP”,“El prodigioso miligramo” o “El guardagujas”), y menciona dónde radica para ti el gran atractivo de sus textos.</text:p>
        </text:list-header>
      </text:list>
      <text:p text:style-name="P3"/>
      <text:p text:style-name="P3">Mientras que en las fabulas tradicionales los personajes suelen ser animales en situaciones “ilusas”lo que Arreola presenta son situaciones más complejas donde no hay una respuesta clara y te logra colocar a mitad de dilemas morales y fuertes decisiones de vida.</text:p>
      <text:p text:style-name="P3"/>
      <text:p text:style-name="P3">En “El prodigioso miligramo” vemos repetirse al personaje animal, una hormiga, pero en esta ocasión se ve envuelto en, podríamos decir, un escandalo político. Este cuento enfrenta al lector con el dilema entre reprimir lo diferente, o aceptarlo y volverlo parte de nuestro día a día. Podríamos incluso dividir a este cuento en partes: primero el hormiguero, la sociedad, castiga a una hormiga por conseguir un “prodigioso miligramo” por atreverse a hacer algo que las demás hormigas no se atreven, o son incapaces de hacer; el hormiguero martiriza a la hormiga, gana simpatías después de muerta por haberse aferrado a algo que la hizo única; todas las hormigas desean ser como aquella legendaria camarada, y lo que la hizo única en principio es olvidado, pierde su valor original. Como podemos ver nos enfrenta de una forma más compleja a un dilema clásico, el atreverse a ser diferente; actualiza la fabula clásica para que sea un verdadero viaje de auto-descubrimiento para sus lectores adultos.</text:p>
      <text:p text:style-name="P3"/>
      <text:p text:style-name="P3">Podemos ver situaciones similares repitiéndose en otras fabulas de Arreola. Baby HP confronta al lector con los beneficios de la industrialización contra la deshumanización de algo tan inocente como la infancia. En El guardagujas vemos la metáfora de una persona buscando cumplir sus objetivos. Todos temas presentados con elementos actuales, la represión política, la tecnología, los planes de vida; y de una manera menos obvia que obliga al lector a descubrir por si mismo las lecciones que quedan de estas fabulas.</text:p>
      <text:p text:style-name="P2"/>
      <text:p text:style-name="P5"/>
      <text:p text:style-name="P3"><text:span text:style-name="T1">En la novela </text:span><text:span text:style-name="T1">Los de abajo, </text:span><text:span text:style-name="T1">Mariano Azuela perfila en gran medida las características de lo que será la novela de la Revolución Mexicana. Explica cuáles son estas características, especialmente en lo referente a la visión que da sobre esta gesta revolucionaria.</text:span></text:p>
      <text:p text:style-name="P5"/>
      <text:p text:style-name="P5">Azuela escribe Los de Abajo en 1915, justo cuando se esta desarrollando la revolución. El hecho de que la escriba durante el conflicto nos entrega una visión más personal y de primera mano de este periodo histórico. Es claro desde el principio que Azuela no tiene fe en que la lucha de revolución traerá resultados, de hecho al parecer piensa que la revolución solo dejará a “los de abajo” en el mismo lugar.</text:p>
      <text:p text:style-name="P5"/>
      <text:p text:style-name="P5">El libro tiene como puntos centrales la desilusión del movimiento armado, una historia cíclica (donde los personajes no se hacen mejores por sus experiencias), la ausencia de una ideología por parte de los personajes. Estos son elementos que se repetirán en el resto de la literatura de la revolución y que son extremadamente contrastantes con la visón de este periodo en las artes plásticas.</text:p>
      <text:p text:style-name="P5"/>
      <text:p text:style-name="P5">Pero debemos hacer énfasis en que la literatura de la revolución no tiene fe en la revolución ya que es el único medio del arte en que encontramos esta actitud. Es interesante pensar en que Azuela paso buena parte de la revolución moviéndose junto con revolucionarios, viéndolos vivir y morir por una ideología que, a su parecer, no existía o que al menos el nunca entendió. Ya que Los de abajo es la primera obra de la revolución mexicana es de esperarse que influyera en las siguientes obras pero también se debe decir que después de Mariano Azuela la literatura de la revolución no mejoró, no maduró para entregar otra obra con la calidad de Los de abajo.</text:p>
      <text:p text:style-name="P2"/>
      <text:p text:style-name="P5"/>
      <text:p text:style-name="P3"><text:span text:style-name="T1">¿Qué importancia tuvo en la vida cultural del nuevo siglo </text:span><text:span text:style-name="T1">el Ateneo</text:span><text:span text:style-name="T1"> </text:span><text:span text:style-name="T1">de la Juventud?</text:span><text:span text:style-name="T1"> ¿Qué tipo de actividades promovió y llevó a cabo? ¿Quienes fueron sus miembros más sobresalientes?</text:span></text:p>
      <text:p text:style-name="P5"/>
      <text:p text:style-name="P5">El ateneo se funda el 28 de octubre de 1909 y era una organización de jóvenes dedicados a promover la cultura en México mediante cátedras y conferencias. Los miembros del ateneo se oponían a la filosofía que había manejado el gobierno de Díaz y su grupo de científicos y creía que las artes debían ser el nuevo centro del desarrollo de la cultura.</text:p>
      <text:p text:style-name="P5"/>
      <text:p text:style-name="P5">También es importante reconocer que de esta organización surgieron algunos de los personajes que ayudarían a fundar y consolidar algunas de las instituciones que más tarde se convirtieron en pilares de la educación y cultura del país, como el Colegio nacional, la Secretaría de Educación Pública y la Universidad Nacional Autónoma de México.</text:p>
      <text:p text:style-name="P5"/>
      <text:p text:style-name="P5">Entre sus miembros más importantes se encuentran José Vasconcelos quien fundaría la Secretaría de Educación Publica (1921), y sería rector de la Universidad Nacional de México (1920); Antonio Caso rector también de la Universidad Nacional Autónoma de México; Pedro Henriquez Ureña, quien escribiría importantes ensayos en contra del positivismo; Alfonso Reyes; y Manuel Ponce. Otros personajes relacionados con el Ateneo son Diego Rivera y Enrique Gonzales Martinez.</text:p>
      <text:p text:style-name="P5"/>
      <text:p text:style-name="P5">Pese a la corta duración del grupo sus repercusiones siguen presentes actualmente en las instituciones que sus miembros formaron.</text:p>
      <text:p text:style-name="P2"/>
      <text:p text:style-name="P5"/>
      <text:list xml:id="list630109758" text:continue-numbering="true" text:style-name="WWNum1">
        <text:list-header>
          <text:p text:style-name="P6">¿Por qué se ha dicho que los personajes de los cuentos de Rulfo aun cuando están vivos pareciera que están muertos? ¿En qué sentido se habla de la dimensión universal de su obra? Ejemplifica tu respuesta con base en la lectura de sus cuentos.</text:p>
        </text:list-header>
      </text:list>
      <text:p text:style-name="P5"/>
      <text:p text:style-name="P5">Al leer a Juan Rulfo podemos notar inmediatamente una atmósfera densa y oscura debido a que sus personajes muestran una cierta indiferencia con la vida; sus personajes parecen vivir por un mero acto de automatización, por rutina o porque no les queda otra opción, no por un verdadero deseo de seguir viviendo.</text:p>
      <text:p text:style-name="P5"/>
      <text:p text:style-name="P5">En “Luvina” encontramos a un personaje que fue a San Juan Luvina y realmente nunca regresó de ese lugar, se encuentra atrapado en los recuerdos y es incapaz de seguir viviendo, para todo propósito se encuentra muerto. En “Es que somos muy pobres” los personajes están, una vez mas, atrapados en su mundo a merced de lo que el rio, la vida, les ponga delante; los habitantes del universo de este cuento no creen tener más opciones que seguir con la vida como la conocen y se sienten condenados por la fuerza del destino. Cuando Tacha pierde su vaca solo le queda un camino que seguir por el resto de su vida, el de volverse “piruja”.</text:p>
      <text:p text:style-name="P5"/>
      <text:p text:style-name="P5">Y no es solo la fuerza que Rulfo imprime en sus historias mediante la desesperanza ante la vida, si no su lenguaje. Juan Rulfo hace un uso impecable de las palabras para entregarnos mundos en los que es fácil verse inmerso sin necesidad estar ahí. Esto es, quizás, la razón por la que su obra se ha traducido a tanto idiomas, no es necesario estar en México para relacionarse con la atmósfera que Rulfo nos impone, tampoco lo es para sentir la misma impotencia que sienten sus personaj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1" svg:font-family="'Times New Roman'"/>
    <style:font-face style:name="Verdana" svg:font-family="Verdana"/>
    <style:font-face style:name="Verdana1" svg:font-family="Verdana, Genev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6T17:22:36</meta:creation-date>
    <dc:date>2010-05-07T09:23:10</dc:date>
    <meta:editing-duration>PT05H07M48S</meta:editing-duration>
    <meta:editing-cycles>28</meta:editing-cycles>
    <meta:generator>OpenOffice.org/3.2$Unix OpenOffice.org_project/320m12$Build-9483</meta:generator>
    <meta:document-statistic meta:table-count="0" meta:image-count="0" meta:object-count="0" meta:page-count="5" meta:paragraph-count="24" meta:word-count="1487" meta:character-count="8778"/>
  </office:meta>
</office:document-meta>
</file>